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46cm" fo:min-width="3.19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3.696cm" svg:height="3.696cm" svg:x="2.1cm" svg:y="2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96cm" svg:height="3.696cm" svg:x="6.383cm" svg:y="2.4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96cm" svg:height="3.696cm" svg:x="11.255cm" svg:y="2.3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96cm" svg:height="3.696cm" svg:x="15.581cm" svg:y="2.1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libo-physics-fall">
                  <loext:animatePhysics smil:dur="0.2s" smil:fill="hold" smil:targetElement="id1"/>
                </anim:par>
                <anim:par smil:begin="0s" smil:fill="hold" presentation:node-type="with-previous" presentation:preset-class="emphasis" presentation:preset-id="libo-physics-fall">
                  <loext:animatePhysics smil:dur="0.8s" smil:fill="hold" smil:targetElement="id2"/>
                </anim:par>
                <anim:par smil:begin="0s" smil:fill="hold" presentation:node-type="with-previous" presentation:preset-class="emphasis" presentation:preset-id="libo-physics-fall">
                  <loext:animatePhysics smil:dur="1.4s" smil:fill="hold" smil:targetElement="id3"/>
                </anim:par>
                <anim:par smil:begin="0s" smil:fill="hold" presentation:node-type="with-previous" presentation:preset-class="emphasis" presentation:preset-id="libo-physics-fall">
                  <loext:animatePhysics smil:dur="3s" smil:fill="hold" smil:targetElement="id4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30T20:17:46.627193396</meta:creation-date>
    <dc:date>2020-08-30T20:28:33.229316329</dc:date>
    <meta:editing-duration>PT6M39S</meta:editing-duration>
    <meta:editing-cycles>3</meta:editing-cycles>
    <meta:generator>LibreOfficeDev/7.1.0.0.alpha0$Linux_X86_64 LibreOffice_project/ab5bca854ed8842a021a32d09394a06674957510</meta:generator>
    <meta:document-statistic meta:object-count="27"/>
  </office:meta>
</office:document-meta>
</file>